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494cm" svg:stroke-color="#3daee9" draw:marker-start-width="1.683cm" draw:marker-end-width="1.683cm" draw:fill-color="#ffffff" draw:textarea-vertical-align="middle" fo:padding-top="0.372cm" fo:padding-bottom="0.372cm" fo:padding-left="0.497cm" fo:padding-right="0.497cm"/>
    </style:style>
    <style:style style:name="gr2" style:family="graphic" style:parent-style-name="standard">
      <style:graphic-properties svg:stroke-color="#3daee9" draw:fill-color="#3daee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7.056cm" svg:height="7.056cm" svg:x="8.056cm" svg:y="8.056cm">
          <text:p/>
        </draw:rect>
        <draw:rect draw:style-name="gr2" draw:text-style-name="P1" draw:layer="layout" svg:width="3.528cm" svg:height="3.528cm" svg:x="9.819cm" svg:y="9.81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09-21T10:34:30</dc:date>
    <meta:editing-duration>PT13M48S</meta:editing-duration>
    <meta:editing-cycles>7</meta:editing-cycles>
    <meta:generator>OpenOffice/4.1.4$Unix OpenOffice.org_project/414m5$Build-9788</meta:generator>
    <meta:document-statistic meta:object-count="2"/>
  </office:meta>
</office:document-meta>
</file>